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background-color="#FFF200"/>
    </style:style>
    <style:style style:name="P4" style:parent-style-name="Standard" style:family="paragraph">
      <style:text-properties fo:background-color="#FFF200"/>
    </style:style>
    <style:style style:name="P5" style:parent-style-name="Standard" style:family="paragraph">
      <style:text-properties fo:background-color="#FFF200"/>
    </style:style>
    <style:style style:name="P6" style:parent-style-name="Standard" style:family="paragraph">
      <style:text-properties fo:background-color="#FFF200"/>
    </style:style>
    <style:style style:name="P7" style:parent-style-name="Standard" style:family="paragraph">
      <style:text-properties fo:background-color="#FFF200"/>
    </style:style>
    <style:style style:name="P8" style:parent-style-name="Standard" style:family="paragraph">
      <style:text-properties fo:background-color="#FFF200"/>
    </style:style>
    <style:style style:name="P9" style:parent-style-name="Standard" style:family="paragraph">
      <style:text-properties fo:background-color="#FFF200"/>
    </style:style>
    <style:style style:name="P10" style:parent-style-name="Standard" style:family="paragraph">
      <style:text-properties fo:background-color="#FFF200"/>
    </style:style>
    <style:style style:name="P11" style:parent-style-name="Standard" style:family="paragraph">
      <style:text-properties fo:background-color="#FFF200"/>
    </style:style>
    <style:style style:name="P12" style:parent-style-name="Standard" style:family="paragraph">
      <style:text-properties fo:background-color="#FFF200"/>
    </style:style>
    <style:style style:name="P13" style:parent-style-name="Standard" style:family="paragraph">
      <style:text-properties fo:background-color="#FFF200"/>
    </style:style>
    <style:style style:name="P14" style:parent-style-name="Standard" style:family="paragraph">
      <style:text-properties fo:background-color="#FFF200"/>
    </style:style>
    <style:style style:name="P15" style:parent-style-name="Standard" style:family="paragraph">
      <style:text-properties fo:background-color="#FFF200"/>
    </style:style>
    <style:style style:name="P16" style:parent-style-name="Standard" style:family="paragraph">
      <style:text-properties fo:background-color="#FFF200"/>
    </style:style>
    <style:style style:name="P17" style:parent-style-name="Standard" style:family="paragraph">
      <style:text-properties fo:background-color="#FFF200"/>
    </style:style>
    <style:style style:name="P18" style:parent-style-name="Standard" style:family="paragraph">
      <style:text-properties fo:background-color="#FFF200"/>
    </style:style>
    <style:style style:name="P19" style:parent-style-name="Standard" style:family="paragraph">
      <style:text-properties fo:background-color="#FFF200"/>
    </style:style>
    <style:style style:name="P20" style:parent-style-name="Standard" style:family="paragraph">
      <style:text-properties fo:background-color="#FFF200"/>
    </style:style>
    <style:style style:name="P21" style:parent-style-name="Standard" style:family="paragraph">
      <style:text-properties fo:background-color="#FFF200"/>
    </style:style>
    <style:style style:name="P22" style:parent-style-name="Standard" style:family="paragraph">
      <style:text-properties fo:background-color="#FFF200"/>
    </style:style>
    <style:style style:name="P23" style:parent-style-name="Standard" style:family="paragraph">
      <style:text-properties fo:background-color="#FFF200"/>
    </style:style>
    <style:style style:name="P24" style:parent-style-name="Standard" style:family="paragraph">
      <style:text-properties fo:background-color="#FFF200"/>
    </style:style>
    <style:style style:name="P25" style:parent-style-name="Standard" style:family="paragraph">
      <style:text-properties fo:background-color="#FFF200"/>
    </style:style>
    <style:style style:name="P26" style:parent-style-name="Standard" style:family="paragraph">
      <style:text-properties fo:background-color="#FFF200"/>
    </style:style>
    <style:style style:name="P27" style:parent-style-name="Standard" style:family="paragraph">
      <style:text-properties fo:background-color="#FFF200"/>
    </style:style>
    <style:style style:name="P28" style:parent-style-name="Standard" style:family="paragraph">
      <style:text-properties fo:background-color="#FFF200"/>
    </style:style>
    <style:style style:name="P29" style:parent-style-name="Standard" style:family="paragraph">
      <style:text-properties fo:background-color="#FFF200"/>
    </style:style>
    <style:style style:name="P30" style:parent-style-name="Standard" style:family="paragraph">
      <style:text-properties fo:background-color="#FFF200"/>
    </style:style>
    <style:style style:name="P31" style:parent-style-name="Standard" style:family="paragraph">
      <style:text-properties fo:background-color="#FFF200"/>
    </style:style>
    <style:style style:name="P32" style:parent-style-name="Standard" style:family="paragraph">
      <style:text-properties fo:background-color="#FFF200"/>
    </style:style>
    <style:style style:name="P33" style:parent-style-name="Standard" style:family="paragraph">
      <style:text-properties fo:background-color="#FFF200"/>
    </style:style>
    <style:style style:name="P34" style:parent-style-name="Standard" style:family="paragraph">
      <style:text-properties fo:background-color="#FFF200"/>
    </style:style>
    <style:style style:name="P35" style:parent-style-name="Standard" style:family="paragraph">
      <style:text-properties fo:background-color="#FFF200"/>
    </style:style>
  </office:automatic-styles>
  <office:body>
    <office:text text:use-soft-page-breaks="true">
      <text:p text:style-name="P1">Pipeline for Smart-seq2 alignment using STAR</text:p>
      <text:p text:style-name="P2"/>
      <text:p text:style-name="Standard">1. Pool 384 (or less) Smart-seq2 libraries for the sequencing on NovaSeq 6000 platform (NovaSeq 6000 SP Reagent Kit v1.5 (100 cycles))</text:p>
      <text:p text:style-name="Standard"/>
      <text:p text:style-name="Standard">2. Demultiplex based on the i7 Index and i5 Index (See batch1/2/3_index information) to output fastq files for each cell. Each cell has two fastq files, read 1 and read 2.</text:p>
      <text:p text:style-name="Standard"/>
      <text:p text:style-name="Standard">3. Remove Tn5 binding sequences using Cutadapt, see the codes below:</text:p>
      <text:p text:style-name="Standard"/>
      <text:p text:style-name="P3">#!/bin/bash</text:p>
      <text:p text:style-name="P4"/>
      <text:p text:style-name="P5"/>
      <text:p text:style-name="P6">while IFS= read -r line; do <text:s text:c="3"/></text:p>
      <text:p text:style-name="P7"><text:s text:c="4"/>cutadapt \</text:p>
      <text:p text:style-name="P8"><text:s text:c="4"/>-a CTGTCTCTTATACACATCT \</text:p>
      <text:p text:style-name="P9"><text:s text:c="4"/>-o /media/yhs/8608ebc4-123e-4bc8-803b-d3d75187dbd2/Human_DRG_project/Batch1_371/star_alignment/cutadapt/${line}_cut_R2_001.fastq.gz /media/yhs/8608ebc4-123e-4bc8-803b-d3d75187dbd2/Human_DRG_project/Batch1_371/star_alignment/merged_fastq_files/${line}_R2_001.fastq.gz</text:p>
      <text:p text:style-name="P10"/>
      <text:p text:style-name="P11"><text:s text:c="4"/>echo -e ${line}</text:p>
      <text:p text:style-name="P12"><text:s text:c="4"/></text:p>
      <text:p text:style-name="P13">done &lt; sample_ID_batch3</text:p>
      <text:p text:style-name="P14"/>
      <text:p text:style-name="P15"/>
      <text:p text:style-name="P16"/>
      <text:p text:style-name="Standard">4. Alignment using STAR to get ReadsPerGene.out.tab file for each cell</text:p>
      <text:p text:style-name="Standard"/>
      <text:p text:style-name="P17">#!/bin/bash</text:p>
      <text:p text:style-name="P18"/>
      <text:p text:style-name="P19"/>
      <text:p text:style-name="P20">while IFS= read -r line; do</text:p>
      <text:p text:style-name="P21"/>
      <text:p text:style-name="P22"><text:s text:c="4"/>/home/yhs/Documents/STAR-2.7.9a/source/STAR \</text:p>
      <text:p text:style-name="P23"><text:s text:c="4"/>--runThreadN 16 \</text:p>
      <text:p text:style-name="P24"><text:s text:c="4"/>--genomeDir /home/yhs/Documents/Human_DRG_project/GenomDir \</text:p>
      <text:p text:style-name="P25"><text:s text:c="4"/>--readFilesCommand gunzip -c \</text:p>
      <text:p text:style-name="P26"><text:s text:c="4"/>--readFilesIn /media/yhs/8608ebc4-123e-4bc8-803b-d3d75187dbd2/Human_DRG_project/Batch3_382/Batch3_cutadapt/${line}_cut_R1_001.fastq.gz /media/yhs/8608ebc4-123e-4bc8-803b-d3d75187dbd2/Human_DRG_project/Batch3_382/Batch3_cutadapt/${line}_cut_R2_001.fastq.gz \</text:p>
      <text:p text:style-name="P27"><text:s text:c="4"/>--outSAMtype BAM SortedByCoordinate \</text:p>
      <text:p text:style-name="P28"><text:s text:c="4"/>--outFileNamePrefix /media/yhs/8608ebc4-123e-4bc8-803b-d3d75187dbd2/Human_DRG_project/Batch3_382/star_alignment_batch3_/${line}/ \</text:p>
      <text:p text:style-name="P29"><text:s text:c="4"/>--quantMode TranscriptomeSAM GeneCounts</text:p>
      <text:p text:style-name="P30"/>
      <text:p text:style-name="P31"><text:s text:c="4"/>echo -e ${line}</text:p>
      <text:soft-page-break/>
      <text:p text:style-name="P32"><text:s text:c="4"/></text:p>
      <text:p text:style-name="P33">done &lt; sample_ID_batch3</text:p>
      <text:p text:style-name="P34"/>
      <text:p text:style-name="Standard">5. <text:s/>Summarize the ReadsPerGene.out.tab for all cells to get the expression matrix file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uasheng Yu</dc:creator>
    <meta:creation-date>2023-09-03T08:43:00Z</meta:creation-date>
    <dc:date>2024-08-08T22:05:00Z</dc:date>
    <meta:template xlink:href="Normal.dotm" xlink:type="simple"/>
    <meta:editing-cycles>4</meta:editing-cycles>
    <meta:editing-duration>PT660S</meta:editing-duration>
    <meta:document-statistic meta:page-count="2" meta:paragraph-count="3" meta:word-count="260" meta:character-count="1745" meta:row-count="12" meta:non-whitespace-character-count="1488"/>
  </office:meta>
</office:document-meta>
</file>